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text-align="start" style:justify-single-word="false" fo:break-before="page"/>
      <style:text-properties fo:font-size="12pt" fo:font-weight="normal" officeooo:rsid="000867a8" officeooo:paragraph-rsid="000867a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8"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9"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10"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4"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5" style:family="paragraph" style:parent-style-name="Standard">
      <style:paragraph-properties fo:line-height="150%"/>
      <style:text-properties style:font-name="Times New Roman" officeooo:paragraph-rsid="000867a8"/>
    </style:style>
    <style:style style:name="P16" style:family="paragraph" style:parent-style-name="Standard">
      <style:text-properties style:font-name="Times New Roman" officeooo:paragraph-rsid="000867a8"/>
    </style:style>
    <style:style style:name="P17"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8"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9" style:family="paragraph" style:parent-style-name="Standard">
      <style:paragraph-properties fo:text-align="start" style:justify-single-word="false"/>
      <style:text-properties officeooo:paragraph-rsid="000867a8"/>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2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rsid="002d1a3c" officeooo:paragraph-rsid="002d1a3c" style:font-size-asian="10.5pt" style:font-weight-asian="normal" style:font-size-complex="12pt" style:font-weight-complex="normal"/>
    </style:style>
    <style:style style:name="P25" style:family="paragraph" style:parent-style-name="Text_20_body">
      <style:paragraph-properties fo:margin-top="0.1in" fo:margin-bottom="0in" loext:contextual-spacing="false" fo:text-align="justify" style:justify-single-word="false" style:writing-mode="page"/>
      <style:text-properties style:font-name="Times New Roman"/>
    </style:style>
    <style:style style:name="P26"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27"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28"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29" style:family="paragraph" style:parent-style-name="Text_20_body">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30"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31"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32" style:family="paragraph" style:parent-style-name="Text_20_body">
      <style:text-properties style:font-name="Times New Roman" fo:font-size="12pt" fo:font-weight="normal" officeooo:paragraph-rsid="0024766e" style:font-size-asian="12pt" style:font-weight-asian="normal" style:font-size-complex="12pt" style:font-weight-complex="normal"/>
    </style:style>
    <style:style style:name="P33" style:family="paragraph" style:parent-style-name="Text_20_body">
      <style:text-properties style:font-name="Times New Roman" fo:font-size="12pt" fo:font-weight="normal" officeooo:paragraph-rsid="0024e8e3" style:font-size-asian="12pt" style:font-weight-asian="normal" style:font-size-complex="12pt" style:font-weight-complex="normal"/>
    </style:style>
    <style:style style:name="P34" style:family="paragraph" style:parent-style-name="Text_20_body">
      <style:text-properties style:font-name="Times New Roman" fo:font-size="12pt" fo:font-weight="normal" style:font-size-asian="10.5pt" style:font-weight-asian="normal" style:font-size-complex="12pt" style:font-weight-complex="normal"/>
    </style:style>
    <style:style style:name="P35" style:family="paragraph" style:parent-style-name="Text_20_body">
      <style:text-properties style:font-name="Times New Roman" fo:font-size="12pt" officeooo:paragraph-rsid="0024e8e3" style:font-size-asian="12pt" style:font-size-complex="12pt"/>
    </style:style>
    <style:style style:name="P36" style:family="paragraph" style:parent-style-name="Text_20_body">
      <style:text-properties style:font-name="Times New Roman" fo:font-size="12pt" style:font-size-asian="10.5pt" style:font-size-complex="12pt"/>
    </style:style>
    <style:style style:name="P37"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38"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39" style:family="paragraph" style:parent-style-name="Text_20_body">
      <style:paragraph-properties fo:text-align="justify" style:justify-single-word="false"/>
      <style:text-properties style:font-name="Times New Roman" fo:font-size="12pt" fo:language="ro" fo:country="RO" officeooo:paragraph-rsid="001fd89b" style:font-size-asian="10.5pt" style:font-size-complex="12pt"/>
    </style:style>
    <style:style style:name="P40"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41" style:family="paragraph" style:parent-style-name="Text_20_body">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42"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43" style:family="paragraph" style:parent-style-name="Text_20_body">
      <style:text-properties fo:font-size="12pt" style:font-size-asian="10.5pt" style:font-size-complex="12pt"/>
    </style:style>
    <style:style style:name="P44" style:family="paragraph" style:parent-style-name="Text_20_body">
      <style:text-properties fo:font-size="12pt" officeooo:paragraph-rsid="003af26c" style:font-size-asian="10.5pt" style:font-size-complex="12pt"/>
    </style:style>
    <style:style style:name="P4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officeooo:paragraph-rsid="0019c1e5"/>
    </style:style>
    <style:style style:name="P4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style:font-size-asian="10.5pt" style:font-weight-asian="normal" style:font-size-complex="12pt" style:font-weight-complex="normal"/>
    </style:style>
    <style:style style:name="P47" style:family="paragraph" style:parent-style-name="Text_20_body">
      <style:paragraph-properties fo:margin-top="0.1in" fo:margin-bottom="0in" loext:contextual-spacing="false" fo:text-align="justify" style:justify-single-word="false" style:writing-mode="page"/>
    </style:style>
    <style:style style:name="P48" style:family="paragraph" style:parent-style-name="Heading">
      <style:paragraph-properties>
        <style:tab-stops>
          <style:tab-stop style:position="6.6953in" style:type="right" style:leader-style="dotted" style:leader-text="."/>
        </style:tab-stops>
      </style:paragraph-properties>
    </style:style>
    <style:style style:name="P49" style:family="paragraph" style:parent-style-name="Heading_20_1" style:list-style-name="">
      <style:paragraph-properties fo:text-align="start" style:justify-single-word="fals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50" style:family="paragraph" style:parent-style-name="Heading_20_1">
      <style:paragraph-properties fo:margin-top="0.1in" fo:margin-bottom="0in" loext:contextual-spacing="false" fo:text-align="justify" style:justify-single-word="false" fo:break-before="page" style:writing-mode="page"/>
    </style:style>
    <style:style style:name="P51" style:family="paragraph" style:parent-style-name="Heading_20_1">
      <style:paragraph-properties fo:margin-top="0.1in" fo:margin-bottom="0in" loext:contextual-spacing="false" fo:text-align="justify" style:justify-single-word="false" style:writing-mode="page"/>
      <style:text-properties style:font-name="Times New Roman" fo:font-size="28pt" fo:font-weight="bold" officeooo:rsid="000867a8" style:font-name-asian="Noto Sans CJK SC Regular" style:font-size-asian="28pt" style:font-weight-asian="bold" style:font-name-complex="Lohit Devanagari" style:font-size-complex="28pt" style:font-weight-complex="bold"/>
    </style:style>
    <style:style style:name="P52" style:family="paragraph" style:parent-style-name="Heading_20_1"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style:font-size-asian="28pt" style:font-size-complex="28pt"/>
    </style:style>
    <style:style style:name="P53"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54"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style:font-size-asian="28pt" style:font-size-complex="28pt"/>
    </style:style>
    <style:style style:name="P55" style:family="paragraph" style:parent-style-name="Heading_20_1">
      <loext:graphic-properties draw:fill="none"/>
      <style:paragraph-properties fo:margin-top="0.1598in" fo:margin-bottom="0in"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56" style:family="paragraph" style:parent-style-name="Heading_20_1">
      <style:paragraph-properties fo:break-before="pag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57" style:family="paragraph" style:parent-style-name="Heading_20_2">
      <style:text-properties style:font-name="Times New Roman"/>
    </style:style>
    <style:style style:name="P58" style:family="paragraph" style:parent-style-name="Heading_20_2">
      <style:paragraph-properties fo:text-align="justify" style:justify-single-word="false"/>
      <style:text-properties style:font-name="Times New Roman" fo:font-size="24pt" style:font-size-asian="24pt" style:font-size-complex="24pt"/>
    </style:style>
    <style:style style:name="P59"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60"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a4619"/>
    </style:style>
    <style:style style:name="T6" style:family="text">
      <style:text-properties officeooo:rsid="000b818b"/>
    </style:style>
    <style:style style:name="T7" style:family="text">
      <style:text-properties officeooo:rsid="000b818b" style:font-size-asian="10.5pt"/>
    </style:style>
    <style:style style:name="T8" style:family="text">
      <style:text-properties officeooo:rsid="000f73bb"/>
    </style:style>
    <style:style style:name="T9" style:family="text">
      <style:text-properties officeooo:rsid="0014b6fb"/>
    </style:style>
    <style:style style:name="T10" style:family="text">
      <style:text-properties officeooo:rsid="00169f78"/>
    </style:style>
    <style:style style:name="T11" style:family="text">
      <style:text-properties officeooo:rsid="0019c1e5"/>
    </style:style>
    <style:style style:name="T12" style:family="text">
      <style:text-properties fo:font-size="12pt" fo:font-weight="normal" officeooo:rsid="0017c33e" style:font-size-asian="10.5pt" style:font-weight-asian="normal" style:font-size-complex="12pt" style:font-weight-complex="normal"/>
    </style:style>
    <style:style style:name="T13" style:family="text">
      <style:text-properties fo:font-size="12pt" fo:language="ro" fo:country="RO" fo:font-weight="normal" officeooo:rsid="0017c33e" style:font-size-asian="10.5pt" style:font-weight-asian="normal" style:font-size-complex="12pt" style:font-weight-complex="normal"/>
    </style:style>
    <style:style style:name="T14" style:family="text">
      <style:text-properties fo:font-size="12pt" fo:language="ro" fo:country="RO" fo:font-weight="normal" officeooo:rsid="0019c1e5" style:font-size-asian="10.5pt" style:font-weight-asian="normal" style:font-size-complex="12pt" style:font-weight-complex="normal"/>
    </style:style>
    <style:style style:name="T15" style:family="text">
      <style:text-properties fo:font-size="12pt" fo:language="ro" fo:country="RO" fo:font-weight="normal" officeooo:rsid="0018e7f7" style:font-size-asian="10.5pt" style:font-weight-asian="normal" style:font-size-complex="12pt" style:font-weight-complex="normal"/>
    </style:style>
    <style:style style:name="T16" style:family="text">
      <style:text-properties officeooo:rsid="001d2725"/>
    </style:style>
    <style:style style:name="T17" style:family="text">
      <style:text-properties style:font-name-asian="Noto Sans CJK SC Regular" style:font-name-complex="Lohit Devanagari"/>
    </style:style>
    <style:style style:name="T18" style:family="text">
      <style:text-properties officeooo:rsid="000867a8" style:font-name-asian="Noto Sans CJK SC Regular" style:font-name-complex="Lohit Devanagari"/>
    </style:style>
    <style:style style:name="T19" style:family="text">
      <style:text-properties officeooo:rsid="0021f3d2" style:font-name-asian="Noto Sans CJK SC Regular" style:font-name-complex="Lohit Devanagari"/>
    </style:style>
    <style:style style:name="T20" style:family="text">
      <style:text-properties officeooo:rsid="0023415e" style:font-name-asian="Noto Sans CJK SC Regular" style:font-name-complex="Lohit Devanagari"/>
    </style:style>
    <style:style style:name="T21" style:family="text">
      <style:text-properties officeooo:rsid="002352e0" style:font-name-asian="Noto Sans CJK SC Regular" style:font-name-complex="Lohit Devanagari"/>
    </style:style>
    <style:style style:name="T22" style:family="text">
      <style:text-properties officeooo:rsid="002c8fa1" style:font-name-asian="Noto Sans CJK SC Regular" style:font-name-complex="Lohit Devanagari"/>
    </style:style>
    <style:style style:name="T23" style:family="text">
      <style:text-properties officeooo:rsid="002cc767" style:font-name-asian="Noto Sans CJK SC Regular" style:font-name-complex="Lohit Devanagari"/>
    </style:style>
    <style:style style:name="T24" style:family="text">
      <style:text-properties officeooo:rsid="002d1a3c" style:font-name-asian="Noto Sans CJK SC Regular" style:font-name-complex="Lohit Devanagari"/>
    </style:style>
    <style:style style:name="T25" style:family="text">
      <style:text-properties officeooo:rsid="002e9793" style:font-name-asian="Noto Sans CJK SC Regular" style:font-name-complex="Lohit Devanagari"/>
    </style:style>
    <style:style style:name="T26" style:family="text">
      <style:text-properties officeooo:rsid="0036b44c" style:font-name-asian="Noto Sans CJK SC Regular" style:font-name-complex="Lohit Devanagari"/>
    </style:style>
    <style:style style:name="T27" style:family="text">
      <style:text-properties officeooo:rsid="0037a37e" style:font-name-asian="Noto Sans CJK SC Regular" style:font-name-complex="Lohit Devanagari"/>
    </style:style>
    <style:style style:name="T28" style:family="text">
      <style:text-properties officeooo:rsid="003e464f" style:font-name-asian="Noto Sans CJK SC Regular" style:font-name-complex="Lohit Devanagari"/>
    </style:style>
    <style:style style:name="T29" style:family="text">
      <style:text-properties fo:font-style="italic" officeooo:rsid="002d1a3c" style:font-name-asian="Noto Sans CJK SC Regular" style:font-style-asian="italic" style:font-name-complex="Lohit Devanagari" style:font-style-complex="italic"/>
    </style:style>
    <style:style style:name="T30" style:family="text">
      <style:text-properties fo:font-style="normal" officeooo:rsid="002d1a3c" style:font-name-asian="Noto Sans CJK SC Regular" style:font-style-asian="normal" style:font-name-complex="Lohit Devanagari" style:font-style-complex="normal"/>
    </style:style>
    <style:style style:name="T31" style:family="text">
      <style:text-properties fo:font-style="normal" officeooo:rsid="002e9793" style:font-name-asian="Noto Sans CJK SC Regular" style:font-style-asian="normal" style:font-name-complex="Lohit Devanagari" style:font-style-complex="normal"/>
    </style:style>
    <style:style style:name="T32"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33" style:family="text">
      <style:text-properties fo:language="ro" fo:country="RO" style:font-name-asian="Noto Sans CJK SC Regular" style:font-name-complex="Lohit Devanagari"/>
    </style:style>
    <style:style style:name="T34" style:family="text">
      <style:text-properties fo:language="ro" fo:country="RO" officeooo:rsid="000867a8" style:font-name-asian="Noto Sans CJK SC Regular" style:font-name-complex="Lohit Devanagari"/>
    </style:style>
    <style:style style:name="T35" style:family="text">
      <style:text-properties fo:language="ro" fo:country="RO" officeooo:rsid="002352e0" style:font-name-asian="Noto Sans CJK SC Regular" style:font-name-complex="Lohit Devanagari"/>
    </style:style>
    <style:style style:name="T36" style:family="text">
      <style:text-properties fo:language="ro" fo:country="RO" officeooo:rsid="0024766e" style:font-name-asian="Noto Sans CJK SC Regular" style:font-name-complex="Lohit Devanagari"/>
    </style:style>
    <style:style style:name="T37" style:family="text">
      <style:text-properties fo:language="ro" fo:country="RO" officeooo:rsid="00262c49" style:font-name-asian="Noto Sans CJK SC Regular" style:font-name-complex="Lohit Devanagari"/>
    </style:style>
    <style:style style:name="T38" style:family="text">
      <style:text-properties fo:language="ro" fo:country="RO" fo:font-weight="normal" officeooo:rsid="0024766e" style:font-name-asian="Noto Sans CJK SC Regular" style:font-weight-asian="normal" style:font-name-complex="Lohit Devanagari" style:font-weight-complex="normal"/>
    </style:style>
    <style:style style:name="T39" style:family="text">
      <style:text-properties fo:language="ro" fo:country="RO" fo:font-weight="normal" officeooo:rsid="0024e8e3" style:font-name-asian="Noto Sans CJK SC Regular" style:font-weight-asian="normal" style:font-name-complex="Lohit Devanagari" style:font-weight-complex="normal"/>
    </style:style>
    <style:style style:name="T40" style:family="text">
      <style:text-properties fo:language="ro" fo:country="RO" fo:font-weight="normal" officeooo:rsid="00262c49" style:font-name-asian="Noto Sans CJK SC Regular" style:font-weight-asian="normal" style:font-name-complex="Lohit Devanagari" style:font-weight-complex="normal"/>
    </style:style>
    <style:style style:name="T41" style:family="text">
      <style:text-properties fo:language="ro" fo:country="RO" fo:font-weight="normal" officeooo:rsid="00280bd9" style:font-name-asian="Noto Sans CJK SC Regular" style:font-weight-asian="normal" style:font-name-complex="Lohit Devanagari" style:font-weight-complex="normal"/>
    </style:style>
    <style:style style:name="T42" style:family="text">
      <style:text-properties fo:language="ro" fo:country="RO" fo:font-weight="normal" officeooo:rsid="000867a8" style:font-name-asian="Noto Sans CJK SC Regular" style:font-weight-asian="normal" style:font-name-complex="Lohit Devanagari" style:font-weight-complex="normal"/>
    </style:style>
    <style:style style:name="T43"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44"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45" style:family="text">
      <style:text-properties officeooo:rsid="001fca72"/>
    </style:style>
    <style:style style:name="T46" style:family="text">
      <style:text-properties fo:font-weight="bold" officeooo:rsid="000867a8" style:font-name-asian="Noto Sans CJK SC Regular" style:font-weight-asian="bold" style:font-name-complex="Lohit Devanagari" style:font-weight-complex="bold"/>
    </style:style>
    <style:style style:name="T47"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48" style:family="text">
      <style:text-properties style:font-name="Times New Roman" fo:language="ro" fo:country="RO" officeooo:rsid="000867a8" style:font-name-asian="Noto Sans CJK SC Regular" style:font-name-complex="Lohit Devanagari"/>
    </style:style>
    <style:style style:name="T49"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50" style:family="text">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51" style:family="text">
      <style:text-properties officeooo:rsid="003c3eff"/>
    </style:style>
    <style:style style:name="T52" style:family="text">
      <style:text-properties officeooo:rsid="003c794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TATEA DIN BUCURESTI</text:p>
      <text:p text:style-name="P6">FACULTATEA DE MATEMATICĂ ŞI INFORMATICĂ</text:p>
      <text:p text:style-name="P7">BAZE DE DATE ŞI TEHNOLOGII WEB</text:p>
      <text:p text:style-name="P8"/>
      <text:p text:style-name="P37"/>
      <text:p text:style-name="P18"/>
      <text:p text:style-name="P18"/>
      <text:p text:style-name="P8"/>
      <text:p text:style-name="P8"/>
      <text:p text:style-name="P14">LUCRARE DE DIZERTAŢIE</text:p>
      <text:p text:style-name="P10"/>
      <text:p text:style-name="P17">UTILIZAREA ALGORITMILOR DE SUMARIZARE AUTOMATĂ ÎNTR-O APLICAŢIE DE PREZENTARE A ŞTIRILOR</text:p>
      <text:p text:style-name="P11"/>
      <text:p text:style-name="P9"/>
      <text:p text:style-name="P9"/>
      <text:p text:style-name="P9"/>
      <text:p text:style-name="P8"/>
      <text:p text:style-name="P8"/>
      <text:p text:style-name="P8"/>
      <text:p text:style-name="P15"><text:span text:style-name="T1">Coordonator ştiinţific: <text:tab/><text:tab/><text:tab/><text:tab/><text:tab/><text:tab/><text:tab/>Autor</text:span><text:span text:style-name="T4">:</text:span></text:p>
      <text:p text:style-name="P15"><text:span text:style-name="T2">Conf. </text:span><text:span text:style-name="T3">D</text:span><text:span text:style-name="T2">r. Popescu Marius</text:span><text:span text:style-name="T1"> <text:tab/><text:tab/><text:tab/><text:tab/><text:tab/></text:span><text:span text:style-name="T2">Făşie Ilie Mădălin</text:span></text:p>
      <text:p text:style-name="P15"/>
      <text:p text:style-name="P16"/>
      <text:p text:style-name="P16"/>
      <text:p text:style-name="P16"/>
      <text:p text:style-name="P16"/>
      <text:p text:style-name="P12">BUCUREŞTI</text:p>
      <text:p text:style-name="P13">2018</text:p>
      <text:p text:style-name="P3"/>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48"><text:a xlink:type="simple" xlink:href="#__RefHeading___Toc109_4293233207" text:style-name="Index_20_Link" text:visited-style-name="Index_20_Link">1. Introducere<text:tab/>5</text:a></text:p>
          <text:p text:style-name="P48"><text:a xlink:type="simple" xlink:href="#__RefHeading___Toc215_4293233207" text:style-name="Index_20_Link" text:visited-style-name="Index_20_Link">2. Tehnologii utilizate<text:tab/>6</text:a></text:p>
          <text:p text:style-name="P60"><text:a xlink:type="simple" xlink:href="#__RefHeading___Toc313_4293233207" text:style-name="Index_20_Link" text:visited-style-name="Index_20_Link"><text:s/>2.1. Python<text:tab/>6</text:a></text:p>
          <text:p text:style-name="P60"><text:a xlink:type="simple" xlink:href="#__RefHeading___Toc315_4293233207" text:style-name="Index_20_Link" text:visited-style-name="Index_20_Link"><text:s/>2.2. Django<text:tab/>6</text:a></text:p>
          <text:p text:style-name="P60"><text:a xlink:type="simple" xlink:href="#__RefHeading___Toc317_4293233207" text:style-name="Index_20_Link" text:visited-style-name="Index_20_Link"><text:s/>2.3. HTML şi CSS<text:tab/>7</text:a></text:p>
          <text:p text:style-name="P60"><text:a xlink:type="simple" xlink:href="#__RefHeading___Toc319_4293233207" text:style-name="Index_20_Link" text:visited-style-name="Index_20_Link"><text:s/>2.4. JavaScript<text:tab/>8</text:a></text:p>
          <text:p text:style-name="P60"><text:a xlink:type="simple" xlink:href="#__RefHeading___Toc496_1346346633" text:style-name="Index_20_Link" text:visited-style-name="Index_20_Link"><text:s/>2.5. Sublime Text 3<text:tab/>8</text:a></text:p>
          <text:p text:style-name="P48"><text:a xlink:type="simple" xlink:href="#__RefHeading___Toc217_4293233207" text:style-name="Index_20_Link" text:visited-style-name="Index_20_Link">3. Deschiderea aplicaţiei<text:tab/>10</text:a></text:p>
          <text:p text:style-name="P60"><text:a xlink:type="simple" xlink:href="#__RefHeading___Toc730_1346346633" text:style-name="Index_20_Link" text:visited-style-name="Index_20_Link"><text:s/>3.1. Audienţa aplicaţiei<text:tab/>10</text:a></text:p>
          <text:p text:style-name="P48"><text:a xlink:type="simple" xlink:href="#__RefHeading___Toc219_4293233207" text:style-name="Index_20_Link" text:visited-style-name="Index_20_Link">4. Arhitectura aplicaţiei<text:tab/>11</text:a></text:p>
          <text:p text:style-name="P48"><text:a xlink:type="simple" xlink:href="#__RefHeading___Toc221_4293233207" text:style-name="Index_20_Link" text:visited-style-name="Index_20_Link">5. Îmbunătăţiri ulterioare<text:tab/>11</text:a></text:p>
          <text:p text:style-name="P48"><text:a xlink:type="simple" xlink:href="#__RefHeading___Toc223_4293233207" text:style-name="Index_20_Link" text:visited-style-name="Index_20_Link">6. Concluzii<text:tab/>11</text:a></text:p>
        </text:index-body>
      </text:table-of-content>
      <text:p text:style-name="P5"/>
      <text:p text:style-name="P5"/>
      <text:p text:style-name="P5"/>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
      <text:h text:style-name="P50" text:outline-level="1"/>
      <text:p text:style-name="P47"/>
      <text:h text:style-name="P51" text:outline-level="1"><text:bookmark-start text:name="__RefHeading___Toc109_4293233207"/>1. Introducere<text:bookmark-end text:name="__RefHeading___Toc109_4293233207"/></text:h>
      <text:p text:style-name="P25"/>
      <text:p text:style-name="P20"><text:tab/><text:span text:style-name="T5">Internetul este una dintre cele mai importante invenţii ale ultimului secol. Datorită acestuia, oricine poate avea acces la informaţii, comunicarea între persoane este mult mai uşoară, majoritatea serviciilor au un analog in mediul online şi lista continuă. </text:span></text:p>
      <text:p text:style-name="P21"><text:tab/><text:span text:style-name="T6">Având toate aceste informaţii şi servicii la numai un click </text:span><text:span text:style-name="T7">distanţă</text:span><text:span text:style-name="T6">, internetul poate părea copleşitor. Suntem conectaţi cu toată lumea, ştirile se răspândesc rapid, iar, de aceea, devine foarte greu, dacă nu chiar imposibil, să ţinem pasul cu toate acestea. Apare, astfel, nevoia unei modalităţi de a extrage doar informaţiile folositoare dintr-un text de dimensiuni mari, fără a pierde esenţa acestuia.</text:span></text:p>
      <text:p text:style-name="P21"><text:tab/><text:span text:style-name="T8">Prezenta lucrare îşi propune să trateze această problemă şi oferă o modalitate de agregare a articolelor diferitelor publicaţii de ştiri pe care, mai apoi, le sumarizează în trei paragrafe păstrând astfel doar esenţa textului.</text:span></text:p>
      <text:p text:style-name="P22"><text:tab/><text:span text:style-name="T9">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2"><text:tab/><text:span text:style-name="T10">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3"><text:tab/><text:span text:style-name="T11">C</text:span><text:span text:style-name="T12">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45"><text:span text:style-name="T13"><text:tab/></text:span><text:span text:style-name="T14">Î</text:span><text:span text:style-name="T15">n capitolul cinci va fi rezervat prezentării îmbunătăţirilor </text:span><text:span text:style-name="T14">care nu au putut fi prezente în varianta aceasta a aplicaţiei, dar pe care le vom adăuga în versiuni viitoare ale acesteia.</text:span></text:p>
      <text:h text:style-name="P52" text:outline-level="1"/>
      <text:h text:style-name="P55" text:outline-level="1"><text:bookmark-start text:name="__RefHeading___Toc215_4293233207"/>2. Tehnologii utilizate<text:bookmark-end text:name="__RefHeading___Toc215_4293233207"/></text:h>
      <text:h text:style-name="P58" text:outline-level="2"><text:bookmark-start text:name="__RefHeading___Toc313_4293233207"/><text:s text:c="6"/>2.1. Python<text:bookmark-end text:name="__RefHeading___Toc313_4293233207"/></text:h>
      <text:p text:style-name="P26"/>
      <text:p text:style-name="P26"><text:tab/><text:span text:style-name="T16">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26"><text:tab/><text:span text:style-name="T51">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27"><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27"><text:tab/><text:span text:style-name="T52">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39"><text:span text:style-name="T45"><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span></text:p>
      <text:h text:style-name="P59" text:outline-level="2"><text:bookmark-start text:name="__RefHeading___Toc315_4293233207"/><text:tab/>2.2. Django<text:bookmark-end text:name="__RefHeading___Toc315_4293233207"/></text:h>
      <text:p text:style-name="P28"/>
      <text:p text:style-name="P30"><text:span text:style-name="T18"><text:tab/></text:span><text:span text:style-name="T19">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31"><text:span text:style-name="T19"><text:tab/></text:span><text:span text:style-name="T17">Pe lângă Django, un alt framework web în Python este Flask. Acesta din urmă are avantajul că oferă o libertate sporită dezvoltatorului asupra aplicaţiei pe care vrea să o dezvolte. Totuşi, acest framework este relativ nou comparativ cu Django </text:span><text:span text:style-name="T20">(fiind lansat în 2010), iar din acest motiv comunitatea nu este la fel de mare. Prin urmare, vom alege Django pentru această lucrare întrucât </text:span><text:soft-page-break/><text:span text:style-name="T20">suportul sporit din partea comunităţii şi utilităţile puse la dispoziţie de acesta ne vor uşura considerabil munca.</text:span></text:p>
      <text:p text:style-name="P31"><text:span text:style-name="T20"><text:tab/>Câteva </text:span><text:span text:style-name="T21">site-uri</text:span><text:span text:style-name="T20"> cunoscute dezvoltate cu Django sunt: Mozilla, Instagram, Bitbucket, The Washington Times, Dropbox şi multe altele.</text:span></text:p>
      <text:p text:style-name="P31"><text:span text:style-name="T20"><text:tab/></text:span><text:span text:style-name="T22">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3">Pentru a evita orice fel de confuzie, pe parcursul lucrării, prin „aplicaţie” ne vom referi la întregul proiect, urmând să fie specificate explicit cazurile în care ne referim la o aplicaţie Django.</text:span></text:p>
      <text:p text:style-name="P31"><text:span text:style-name="T23"><text:tab/></text:span><text:span text:style-name="T24">Pentru a facilita dezvoltarea de aplicaţii web dinamice, Django include propriul său limbaj de template. Acest limbaj poate fi inclus în documentele HTML ale aplicaţiei şi permite utilizarea instrucţiunilor </text:span><text:span text:style-name="T25">specifice unui limbaj de programare precum</text:span><text:span text:style-name="T24"> </text:span><text:span text:style-name="T29">if-else, for, while</text:span><text:span text:style-name="T30"> etc sau de a prezenta informaţi</text:span><text:span text:style-name="T31">le</text:span><text:span text:style-name="T30"> trimise de către server. Mai mult, folosind acest limbaj, este posibilă extinderea fişierelor </text:span><text:span text:style-name="T31">HTML </text:span><text:span text:style-name="T30">sau includerea acestora în fişierul curent, astfel facilitând reutilizarea codului şi </text:span><text:span text:style-name="T31">asigurând o consistenţă sporită a aplicaţiei.</text:span></text:p>
      <text:p text:style-name="P31"><text:span text:style-name="T24"><text:tab/></text:span><text:span text:style-name="T25">Un alt supliment oferit de Django este propriul ORM (Object-Relational Mapping) care <text:s/>uşurează foarte mult lucrul cu baza de date în aplicaţie. </text:span><text:span text:style-name="T26">Un ORM permite automatizarea transferului de date între tabelele unei baze de date relaţionale folosind cod Python în loc de cod SQL. </text:span><text:span text:style-name="T27">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31"><text:span text:style-name="T27"><text:tab/></text:span><text:span text:style-name="T28">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57" text:outline-level="2"><text:bookmark-start text:name="__RefHeading___Toc317_4293233207"/><text:tab/><text:span text:style-name="T32">2.3. HTML şi CSS</text:span><text:bookmark-end text:name="__RefHeading___Toc317_4293233207"/></text:h>
      <text:p text:style-name="P29"><text:tab/></text:p>
      <text:p text:style-name="P32"><text:span text:style-name="T34"><text:tab/></text:span><text:span text:style-name="T35">Bineînţeles, o aplicaţie web nu ar fi posibilă fără HTML şi CSS. Aceste două standarde, împreună cu JavaScript, alcătuiesc </text:span><text:span text:style-name="T36">stau la </text:span><text:span text:style-name="T35">baza a tot ce</text:span><text:span text:style-name="T36">ea ce</text:span><text:span text:style-name="T35"> vedem pe web </text:span><text:span text:style-name="T37">şi sunt întreţinute de World Wide Web Consortium (W3C)</text:span><text:span text:style-name="T35">. </text:span></text:p>
      <text:p text:style-name="P33"><text:soft-page-break/><text:span text:style-name="T35"><text:tab/></text:span><text:span text:style-name="T36">HTML (Hypertext Markup Language) este limbajul standard de creare a paginilor web. Prin intermediul tagurilor şi a atributelor acestora, browserul reuşeste să construiască pagina cerută. </text:span></text:p>
      <text:p text:style-name="P35"><text:span text:style-name="T38"><text:tab/></text:span><text:span text:style-name="T39">CSS (Cascading Style Sheets) oferă aspectul grafic paginilor web. Deşi este folosit cel mai mult împreună cu HTML, acesta poate fi folosit şi cu orice document XML. </text:span><text:span text:style-name="T40">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35"><text:span text:style-name="T40"><text:tab/></text:span><text:span text:style-name="T41">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57" text:outline-level="2"><text:bookmark-start text:name="__RefHeading___Toc319_4293233207"/><text:span text:style-name="T41"><text:tab/></text:span><text:span text:style-name="T32">2.4. JavaScript</text:span><text:bookmark-end text:name="__RefHeading___Toc319_4293233207"/></text:h>
      <text:p text:style-name="P34"/>
      <text:p text:style-name="P36"><text:span text:style-name="T42"><text:tab/></text:span><text:span text:style-name="T43">JavaScript este un limbaj de programare, dezvoltat în 1995, care permite crearea de pagini web dinamice. Împreună cu HTML şi CSS, JavaScript completează trioul care alcătuieşte nucleul tehnologiilor W3C. </text:span></text:p>
      <text:p text:style-name="P36"><text:span text:style-name="T43"><text:tab/></text:span><text:span text:style-name="T44">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41"><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Heading_20_2" text:outline-level="2"><text:bookmark-start text:name="__RefHeading___Toc496_1346346633"/><text:tab/><text:span text:style-name="T50">2.5. Sublime Text 3</text:span><text:bookmark-end text:name="__RefHeading___Toc496_1346346633"/></text:h>
      <text:p text:style-name="P43"><text:span text:style-name="T47"/></text:p>
      <text:p text:style-name="P44"><text:span text:style-name="T47"><text:tab/></text:span><text:span text:style-name="T49">O parte importanță a dezvoltării unei aplicaţii de orice fel este alegerea mediului de dezvoltare potrivit. Pentru proiectul prezentat, nu avem nevoie de un astfel de mediu foarte complex întrucât vom folosi în cea mai mare parte cod Python și markup care au o sintaxă suficient de ușor de urmărit şi înţeles. </text:span></text:p>
      <text:p text:style-name="P44"><text:soft-page-break/><text:span text:style-name="T49"><text:tab/>De aceea, a fost ales Sublime Text 3 pentru această lucrare. Sublime Text este un editor de text care suportă o mulţime de limbaje de programare şi oferă posibilitatea de auto-completare şi navigare prin structura proiectului.</text:span></text:p>
      <text:h text:style-name="P54" text:outline-level="1"><text:span text:style-name="T46"/></text:h>
      <text:h text:style-name="P54" text:outline-level="1"><text:span text:style-name="T46"/></text:h>
      <text:h text:style-name="P49" text:outline-level="1"/>
      <text:h text:style-name="P56" text:outline-level="1"><text:bookmark-start text:name="__RefHeading___Toc217_4293233207"/>3. Deschiderea aplicaţiei<text:bookmark-end text:name="__RefHeading___Toc217_4293233207"/></text:h>
      <text:h text:style-name="Heading_20_2" text:outline-level="2"><text:bookmark-start text:name="__RefHeading___Toc730_1346346633"/><text:span text:style-name="T48"><text:tab/></text:span><text:span text:style-name="T50">3.1. Audienţa aplicaţiei</text:span><text:bookmark-end text:name="__RefHeading___Toc730_1346346633"/></text:h>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p text:style-name="P46"><text:span text:style-name="T48"/></text:p>
      <text:h text:style-name="P53" text:outline-level="1"><text:bookmark-start text:name="__RefHeading___Toc219_4293233207"/><text:soft-page-break/>4. Arhitectura aplicaţiei<text:bookmark-end text:name="__RefHeading___Toc219_4293233207"/></text:h>
      <text:p text:style-name="P24"><text:span text:style-name="T34">D</text:span><text:span text:style-name="T33">isec o aplicație și ii discut structura (template-uri, static, fiecare fisier python etc)</text:span></text:p>
      <text:h text:style-name="P53" text:outline-level="1"><text:bookmark-start text:name="__RefHeading___Toc221_4293233207"/>5. Îmbunătăţiri ulterioare<text:bookmark-end text:name="__RefHeading___Toc221_4293233207"/></text:h>
      <text:h text:style-name="P53"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2-13T08:23:52.509749176</dc:date>
    <meta:editing-duration>PT1H44M57S</meta:editing-duration>
    <meta:editing-cycles>15</meta:editing-cycles>
    <meta:document-statistic meta:table-count="0" meta:image-count="0" meta:object-count="0" meta:page-count="11" meta:paragraph-count="65" meta:word-count="1678" meta:character-count="11134" meta:non-whitespace-character-count="9455"/>
  </office:meta>
</office:document-meta>
</file>